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9ce5" officeooo:paragraph-rsid="00179ce5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79ce5" officeooo:paragraph-rsid="00179ce5"/>
    </style:style>
    <style:style style:name="P3" style:family="paragraph" style:parent-style-name="Standard">
      <style:paragraph-properties fo:text-align="justify" style:justify-single-word="false"/>
      <style:text-properties officeooo:rsid="00179ce5" officeooo:paragraph-rsid="00179ce5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79ce5" officeooo:paragraph-rsid="00179ce5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79ce5" officeooo:paragraph-rsid="00179ce5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179ce5"/>
    </style:style>
    <style:style style:name="P7" style:family="paragraph" style:parent-style-name="Standard" style:list-style-name="L3">
      <style:paragraph-properties fo:text-align="justify" style:justify-single-word="false"/>
      <style:text-properties officeooo:rsid="00179ce5" officeooo:paragraph-rsid="00179ce5"/>
    </style:style>
    <style:style style:name="P8" style:family="paragraph" style:parent-style-name="Standard" style:list-style-name="L4">
      <style:paragraph-properties fo:text-align="justify" style:justify-single-word="false"/>
      <style:text-properties officeooo:rsid="00179ce5" officeooo:paragraph-rsid="00179ce5"/>
    </style:style>
    <style:style style:name="P9" style:family="paragraph" style:parent-style-name="Standard" style:list-style-name="L5">
      <style:paragraph-properties fo:text-align="justify" style:justify-single-word="false"/>
      <style:text-properties officeooo:rsid="00179ce5" officeooo:paragraph-rsid="00179ce5"/>
    </style:style>
    <style:style style:name="T1" style:family="text">
      <style:text-properties officeooo:rsid="001a50ac"/>
    </style:style>
    <style:style style:name="T2" style:family="text">
      <style:text-properties officeooo:rsid="00210cc0"/>
    </style:style>
    <style:style style:name="T3" style:family="text">
      <style:text-properties officeooo:rsid="002231e6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0ac92"/>
    </style:style>
    <style:style style:name="T9" style:family="text">
      <style:text-properties officeooo:rsid="00287fdb"/>
    </style:style>
    <style:style style:name="T10" style:family="text">
      <style:text-properties style:text-underline-style="solid" style:text-underline-width="auto" style:text-underline-color="font-color" fo:font-weight="bold" officeooo:rsid="00179ce5" style:font-weight-asian="bold" style:font-weight-complex="bold"/>
    </style:style>
    <style:style style:name="T11" style:family="text">
      <style:text-properties officeooo:rsid="00179ce5"/>
    </style:style>
    <style:style style:name="T12" style:family="text">
      <style:text-properties officeooo:rsid="002eea4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RANÇA E AUTENTICAÇÃO</text:p>
      <text:p text:style-name="P2"/>
      <text:p text:style-name="P3"><text:tab/>A segurança no backend envolve Spring Security e Token JWT. <text:span text:style-name="T1">São gerados no login o access_token e o refresh_token, onde, o access_token expira a cada 5 minutos e um novo é gerado, desde que o refresh_token seja enviado via cookie httponly para o endpoint que gera o novo access_token. O refresh_token dura 1 hora.</text:span></text:p>
      <text:p text:style-name="P3"/>
      <text:p text:style-name="P4">🔓 Os Tokens</text:p>
      <text:p text:style-name="P3"/>
      <text:p text:style-name="P3"><text:tab/>O <text:span text:style-name="T2">a</text:span>ccess<text:span text:style-name="T3">_</text:span>token é armazenado em um cookie httponly e tem tempo de expiração de 5 minutos e seu payload contém as seguintes claims adicionais:</text:p>
      <text:p text:style-name="P3"/>
      <text:list text:style-name="L1">
        <text:list-item>
          <text:p text:style-name="P5"><text:span text:style-name="T4">username</text:span><text:span text:style-name="T5">: </text:span>como subject</text:p>
        </text:list-item>
        <text:list-item>
          <text:p text:style-name="P5"><text:span text:style-name="T4">roles</text:span><text:span text:style-name="T6">: </text:span><text:span text:style-name="T7">pap</text:span><text:span text:style-name="T8">é</text:span><text:span text:style-name="T7">is</text:span> do usuário embutidos no token como array de strings</text:p>
        </text:list-item>
      </text:list>
      <text:p text:style-name="P3"/>
      <text:p text:style-name="P3"><text:tab/>O refresh<text:span text:style-name="T9">_</text:span>token é armazenado em um cookie httponly e tem tempo de expiração de 30 minutos e seu payload contem as seguintes claims adicionais:</text:p>
      <text:p text:style-name="P3"/>
      <text:list text:style-name="L2">
        <text:list-item>
          <text:p text:style-name="P6"><text:span text:style-name="T10">username</text:span><text:span text:style-name="T11">: como subject</text:span></text:p>
        </text:list-item>
      </text:list>
      <text:p text:style-name="P3"/>
      <text:p text:style-name="P4">🛡️ O Filtro de Autorização</text:p>
      <text:p text:style-name="P3"/>
      <text:p text:style-name="P3"><text:tab/>O filtro de autorização funciona da seguinte forma: Se for feita a requisição para o endpoint de login, então o cookie que é responsável por armazenar o token de acesso é removido e o fluxo segue para o controller e service de login. Caso contrário, o filtro de autorização extrai o token do cookie, valida, extrai o username como subject e os roles embutidos e carrega o objeto Authentication com username e os roles para a autorização do spring security funcionar. Caso o token seja inválido ou esteja expirado, o backend retorna uma mensagem de erro.</text:p>
      <text:p text:style-name="P3"/>
      <text:p text:style-name="P3"><text:tab/>Antes de cada requisição chegar ao devido endpoint, ela passa pelo filtro de autorização e são executados os seguintes passos:</text:p>
      <text:p text:style-name="P3"/>
      <text:list text:style-name="L3">
        <text:list-item>
          <text:p text:style-name="P7">A requisição chega ao filtro de autorização</text:p>
        </text:list-item>
        <text:list-item>
          <text:p text:style-name="P7">Se a requisição vier de outro microserviço, o token vem como header Authorization: Bearer</text:p>
        </text:list-item>
        <text:list-item>
          <text:p text:style-name="P7">Se a requisição vier do frontend, o token vem como cookie http only</text:p>
        </text:list-item>
        <text:list-item>
          <text:p text:style-name="P7">Se o token vier como cookie, ele é extraído e o header de Authorization: Bearer token é adicionado a requisição</text:p>
        </text:list-item>
        <text:list-item>
          <text:p text:style-name="P7">Então, são extraídos do token o username e os roles e o SecurityContextHolder é carregado com esses dados de autenticação para a autenticação e autorização do endpoints funcionar.</text:p>
        </text:list-item>
      </text:list>
      <text:p text:style-name="P3"/>
      <text:p text:style-name="P4">🔑 O Login</text:p>
      <text:p text:style-name="P3"/>
      <text:p text:style-name="P3"><text:tab/>Durante a autenticação, acontece o seguinte: O frontend envia uma requisição para o endpoint de login. O service do endpoint de login busca o usuário, seus grupos e roles no banco de dados pelo username e senha e gera o access token e o refresh token. Então, gera os cookies httponly para o access token e o refresh token e os retorna para o navegador armazenar os cookies como httponly e os reenviar a cada nova requisição aos endpoints do backend.</text:p>
      <text:p text:style-name="P3"/>
      <text:p text:style-name="P4">🛡️ O interceptor de API no frontend e o Refresh Token</text:p>
      <text:p text:style-name="P3"/>
      <text:p text:style-name="P3"><text:soft-page-break/><text:tab/>Quando o frontend envia uma requisição e o filtro de autorização retorna uma mensagem 401 ou 403, o interceptor de API captura a resposta e supõe que o token expirou. Então, gera uma nova requisição para o endpoint de refresh token para que um novo token seja gerado. Por sua vez, o service utilizado pelo endpoint de refresh token faz o seguinte:</text:p>
      <text:p text:style-name="P3"/>
      <text:list text:style-name="L4">
        <text:list-item>
          <text:p text:style-name="P8">Extrai o refresh token do cookie</text:p>
        </text:list-item>
        <text:list-item>
          <text:p text:style-name="P8">Extrai o username do refresh token</text:p>
        </text:list-item>
        <text:list-item>
          <text:p text:style-name="P8">Busca o usuário pelo username</text:p>
        </text:list-item>
        <text:list-item>
          <text:p text:style-name="P8">Carrega os roles do usuário</text:p>
        </text:list-item>
        <text:list-item>
          <text:p text:style-name="P8">Gera o novo token de acesso</text:p>
        </text:list-item>
        <text:list-item>
          <text:p text:style-name="P8">Gera um novo cookie httponly com o token de acesso e retorna para o navegador</text:p>
        </text:list-item>
        <text:list-item>
          <text:p text:style-name="P8">Retorna um DTO de LoginResponse com o novo token, o username e o nome do usuário</text:p>
        </text:list-item>
      </text:list>
      <text:p text:style-name="P3"/>
      <text:p text:style-name="P3"><text:tab/>Após isto, o interceptor de API recebe o LoginResponse, acessa o access token e seta o access token no AuthContext de Context API.</text:p>
      <text:p text:style-name="P3"/>
      <text:p text:style-name="P3"><text:tab/>O access token armazenado no estado da aplicação via Context API é utilizado pelo websocket de atualização de detalhes do dispositivo.</text:p>
      <text:p text:style-name="P3"/>
      <text:p text:style-name="P4">📡 A autenticação e autorização via Websocket</text:p>
      <text:p text:style-name="P3"/>
      <text:p text:style-name="P3"><text:tab/>O websocket tem um interceptor configurado, onde, o token de acesso deve ser extraído do cabeçalho de token de acesso bearer. Então, carrega o username extraído do token para o envio de mensagens para o usuário específico pelo username funcionar. Isso garante que apenas os usuários com o token válido e o devido username recebam a mensagem enviada.</text:p>
      <text:p text:style-name="P3"/>
      <text:p text:style-name="P4">👩‍💻 Configuração de Cors</text:p>
      <text:p text:style-name="P3"/>
      <text:p text:style-name="P3"><text:tab/>A configuração de cors está no backend da seguinte forma:</text:p>
      <text:p text:style-name="P3"/>
      <text:list text:style-name="L5">
        <text:list-item>
          <text:p text:style-name="P9">A origem é o host com porta do local onde o frontend estiver hospedado ou localhost:5173 para desenvolvimento.</text:p>
        </text:list-item>
        <text:list-item>
          <text:p text:style-name="P9">O mapping path tem o seguinte padrão: /** englobando todos os endpoints da API e do websocket</text:p>
        </text:list-item>
        <text:list-item>
          <text:p text:style-name="P9">Todos os cabeçalhos são permitidos</text:p>
        </text:list-item>
        <text:list-item>
          <text:p text:style-name="P9">Todos os métodos são permitidos</text:p>
        </text:list-item>
        <text:list-item>
          <text:p text:style-name="P9">As credenciais são permitidas, o que necessita do '*withCredentials: true*' nas requisições via axios</text:p>
        </text:list-item>
      </text:list>
      <text:p text:style-name="P3"/>
      <text:p text:style-name="P4">🔗 A comunicação via REST entre microserviços</text:p>
      <text:p text:style-name="P3"/>
      <text:p text:style-name="P3"><text:tab/>Os microserviços se comunicam via REST ou messageria. Na comunicação via REST, é utilizado o RestClient para consumo da API do micros<text:span text:style-name="T12">s</text:span>erviço alvo. Cada micro<text:span text:style-name="T12">s</text:span>serviço integrado possui componentes de integração com os controllers e endpoints dos micros<text:span text:style-name="T12">s</text:span>erviços alvo. Os endpoints são configurados no application.properties, bem como o <text:span text:style-name="T12">access_</text:span>token utilizado para acesso a API do micro<text:span text:style-name="T12">s</text:span>serviço alvo. Um único <text:span text:style-name="T12">access_</text:span>token é compartilhado pelos micros<text:span text:style-name="T12">s</text:span>erviços para comunicação entre eles. Esse <text:span text:style-name="T12">access_</text:span>token não é gerado pela aplicação e é armazenado em local seguro. Isto é, como variável de ambiente dos containers dos micro<text:span text:style-name="T12">s</text:span>serviços. Esse <text:span text:style-name="T12">access_</text:span>token de micros<text:span text:style-name="T12">s</text:span>erviços tem o username: "microservice" e o role "microservice", necessário para acessar a API compartilhada. O <text:span text:style-name="T12">access_</text:span>token de micros<text:span text:style-name="T12">s</text:span>erviço também, teoricamente, não tem <text:soft-page-break/>tempo de expiração. É vitalício. Dado que seu tempo de expiração em segundos corresponde ao valor inteiro máximo de 32 bits que deve corresponder a mais de um sécul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5:01:00.687313200</meta:creation-date>
    <dc:date>2025-11-08T15:17:30.755362300</dc:date>
    <meta:editing-duration>PT10M55S</meta:editing-duration>
    <meta:editing-cycles>9</meta:editing-cycles>
    <meta:generator>LibreOffice/25.2.6.2$Windows_X86_64 LibreOffice_project/729c5bfe710f5eb71ed3bbde9e06a6065e9c6c5d</meta:generator>
    <meta:print-date>2025-11-08T15:09:06.057854800</meta:print-date>
    <meta:printed-by>Arquivos PDF</meta:printed-by>
    <meta:document-statistic meta:table-count="0" meta:image-count="0" meta:object-count="0" meta:page-count="3" meta:paragraph-count="40" meta:word-count="898" meta:character-count="5273" meta:non-whitespace-character-count="4423"/>
  </office:meta>
</office:document-meta>
</file>